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D000002CDECFA1F3888489F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6354in" svg:height="7.4689in" draw:z-index="0"><draw:image xlink:href="Pictures/10000001000001BD000002CDECFA1F3888489F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1:12:22.391020561</meta:creation-date>
    <dc:date>2023-05-30T01:13:08.141880647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3.2$Linux_X86_64 LibreOffice_project/50$Build-2</meta:generator>
  </office:meta>
</office:document-meta>
</file>